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6" style:family="paragraph" style:parent-style-name="Standard">
      <style:paragraph-properties fo:margin-left="0.4937in" fo:margin-right="0in" fo:text-indent="0in" style:auto-text-indent="false"/>
    </style:style>
    <style:style style:name="P7" style:family="paragraph" style:parent-style-name="Standard">
      <style:paragraph-properties fo:margin-left="0.4937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.502in" fo:margin-right="0in" fo:text-indent="0in" style:auto-text-indent="false"/>
    </style:style>
    <style:style style:name="P9" style:family="paragraph" style:parent-style-name="Standard" style:list-style-name="L1"/>
    <style:style style:name="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Prove you can log into the LINUX system:</text:p>
      <text:p text:style-name="Standard"/>
      <text:p text:style-name="P7">User@local ~ $ ssh dnoyes@portal.ece.umassd.edu </text:p>
      <text:p text:style-name="P6">dnoyes@portal.ece.umassd.edu's password: </text:p>
      <text:p text:style-name="P6">Last login: Mon Sep 10 11:25:00 2012 from 134.88.248.50 </text:p>
      <text:p text:style-name="P6">vmportal:/home/dnoyes&gt; </text:p>
      <text:p text:style-name="P5"/>
      <text:p text:style-name="Standard"/>
      <text:p text:style-name="Standard">2. Wrote it through vim, Compiled it with gcc. <text:s/>Also included highlight just for fun</text:p>
      <text:p text:style-name="Standard">//hello.c</text:p>
      <text:p text:style-name="Standard">#include &lt;stdio.h&gt;</text:p>
      <text:p text:style-name="Standard">#include &lt;time.h&gt;</text:p>
      <text:p text:style-name="Standard">#define cyan <text:s/>"\033[4;36m" <text:s/>//out put the color cyan to the screen with underline</text:p>
      <text:p text:style-name="Standard">#define red <text:s text:c="2"/>"\033[0;31m" <text:s/>//out out red</text:p>
      <text:p text:style-name="Standard">#define none <text:s text:c="2"/>"\033[0m" <text:s text:c="3"/>//reset the terminal color</text:p>
      <text:p text:style-name="Standard"/>
      <text:p text:style-name="Standard">int main(void)</text:p>
      <text:p text:style-name="Standard">{</text:p>
      <text:p text:style-name="Standard"><text:s text:c="4"/>time_t rawtime;</text:p>
      <text:p text:style-name="Standard"><text:s text:c="4"/>struct tm *timeinfo;</text:p>
      <text:p text:style-name="Standard"/>
      <text:p text:style-name="Standard"><text:s text:c="4"/>time(&amp;rawtime);</text:p>
      <text:p text:style-name="Standard"><text:s text:c="4"/>timeinfo = localtime(&amp;rawtime);</text:p>
      <text:p text:style-name="Standard"/>
      <text:p text:style-name="Standard"><text:s text:c="4"/>printf("%s\n",none);</text:p>
      <text:p text:style-name="Standard"/>
      <text:p text:style-name="Standard"><text:s text:c="4"/>printf("%sHello world my name is %sDaniel Noyes%s\n",none,cyan,none);</text:p>
      <text:p text:style-name="Standard"><text:s text:c="4"/>printf("%sToday's Date is %s%s\n",none,red,asctime(timeinfo));</text:p>
      <text:p text:style-name="Standard"/>
      <text:p text:style-name="Standard"><text:s text:c="4"/>printf("%s",none); //reset the terminal to the normal color</text:p>
      <text:p text:style-name="Standard"><text:s text:c="4"/>return 0;</text:p>
      <text:p text:style-name="Standard">}</text:p>
      <text:p text:style-name="P5"/>
      <text:p text:style-name="Standard"/>
      <text:list xml:id="list9081275311" text:style-name="L1">
        <text:list-item>
          <text:p text:style-name="P9">Describe each command does on a Linux terminal</text:p>
        </text:list-item>
      </text:list>
      <text:p text:style-name="Standard"/>
      <text:p text:style-name="Standard">cal:display a calendar on the terminal</text:p>
      <text:p text:style-name="P6">User@local ~ $ cal</text:p>
      <text:p text:style-name="P6"><text:s text:c="3"/>September 2012 <text:s text:c="2"/></text:p>
      <text:p text:style-name="P6">Su Mo Tu We Th Fr Sa </text:p>
      <text:p text:style-name="P6"><text:s text:c="19"/>1 </text:p>
      <text:p text:style-name="P6"><text:s/>2 <text:s/>3 <text:s/>4 <text:s/>5 <text:s/>6 <text:s/>7 <text:s/>8 </text:p>
      <text:p text:style-name="P6"><text:s/>9 10 11 12 13 14 15 </text:p>
      <text:p text:style-name="P6">16 17 18 19 20 21 22 </text:p>
      <text:p text:style-name="P6">23 24 25 26 27 28 29 </text:p>
      <text:p text:style-name="P6">30 </text:p>
      <text:p text:style-name="Standard"/>
      <text:p text:style-name="Standard">mv: move a item to a specific directory</text:p>
      <text:p text:style-name="P8">User@local ~ $ mv file1.txt dir/file1.txt</text:p>
      <text:p text:style-name="Standard"><text:soft-page-break/>cp: copies a item to a specific directory</text:p>
      <text:p text:style-name="P8">User@local ~ $ cp file1.txt dir/file1.txt</text:p>
      <text:p text:style-name="P8"/>
      <text:p text:style-name="Standard">uname: prints the system information, from cpu arch to kernel version and more</text:p>
      <text:p text:style-name="P8">User@local ~ $ uname -a </text:p>
      <text:p text:style-name="P8">Linux Reiuiji 3.3.8-gentoo #1 SMP Fri Sep 7 08:34:20 EDT 2012 x86_64 Intel(R) Core(TM) i7-2630QM CPU @ 2.00GHz GenuineIntel GNU/Linux</text:p>
      <text:p text:style-name="Standard"/>
      <text:p text:style-name="Standard">time: time a simple command or give resource usage</text:p>
      <text:p text:style-name="P8">User@local ~ $ </text:p>
      <text:p text:style-name="P8">real<text:tab/>0m0.000s </text:p>
      <text:p text:style-name="P8">user<text:tab/>0m0.000s </text:p>
      <text:p text:style-name="P8">sys<text:tab/>0m0.000s</text:p>
      <text:p text:style-name="Standard"/>
      <text:p text:style-name="Standard">date: displays the date on the terminal</text:p>
      <text:p text:style-name="P8">User@local ~ $ date</text:p>
      <text:p text:style-name="P8">Tue Sep 11 19:33:06 EDT 2012</text:p>
      <text:p text:style-name="Standard"/>
      <text:p text:style-name="Standard">ls: list directory contents to the screen</text:p>
      <text:p text:style-name="P8">User@local ~ $ ls /opt/ | grep oracle</text:p>
      <text:p text:style-name="P8">oracle-jdk-bin-1.7.0.3 </text:p>
      <text:p text:style-name="P8">oracle-jre-bin-1.7.0.3 </text:p>
      <text:p text:style-name="Standard"/>
      <text:p text:style-name="Standard">cd: change directory </text:p>
      <text:p text:style-name="P8">User@local ~ $ cd /opt/</text:p>
      <text:p text:style-name="Standard"/>
      <text:p text:style-name="Standard">man: format and display the on-line manual pages</text:p>
      <text:p text:style-name="P8">User@local ~ $ man tree</text:p>
      <text:p text:style-name="P8">TREE(1) <text:s text:c="63"/>TREE(1) </text:p>
      <text:p text:style-name="P8">NAME </text:p>
      <text:p text:style-name="P8"><text:s text:c="7"/>tree - list contents of directories in a tree-like format. </text:p>
      <text:p text:style-name="P8">…..........................................................................................</text:p>
      <text:p text:style-name="Standard"/>
      <text:p text:style-name="Standard">hostname: Shows or sets the systems host name</text:p>
      <text:p text:style-name="P8">User@local ~ $ hostname</text:p>
      <text:p text:style-name="P8">local</text:p>
      <text:p text:style-name="Standard"/>
      <text:p text:style-name="Standard">who: show who is logged on to the system</text:p>
      <text:p text:style-name="P8">User@local ~ $ who</text:p>
      <text:p text:style-name="P8">user <text:s text:c="4"/>tty7 <text:s text:c="8"/>Sep 11 18:20 (:0) </text:p>
      <text:p text:style-name="P8">user <text:s text:c="4"/>pts/1 <text:s text:c="7"/>Sep 11 19:08 (:0.0)</text:p>
      <text:p text:style-name="Standard"/>
      <text:p text:style-name="Standard">whoami: print the userid </text:p>
      <text:p text:style-name="P8">User@local ~ $ whoami</text:p>
      <text:p text:style-name="P8">User</text:p>
      <text:p text:style-name="Standard"/>
      <text:p text:style-name="Standard">cat: prints the data out to the terminal</text:p>
      <text:p text:style-name="P8">User@local ~ $ cat test.txt</text:p>
      <text:p text:style-name="P8">test</text:p>
      <text:p text:style-name="Standard"><text:soft-page-break/></text:p>
      <text:p text:style-name="Standard">whereis: locate the binary, source, and manual page files for a command</text:p>
      <text:p text:style-name="P8">User@local ~ $ whereis codeblocks </text:p>
      <text:p text:style-name="P8">codeblocks: /usr/bin/codeblocks /usr/lib/codeblocks /usr/lib64/codeblocks /usr/include/codeblocks /usr/share/codeblocks /usr/share/man/man1/codeblocks.1.bz2</text:p>
      <text:p text:style-name="Standard"/>
      <text:p text:style-name="Standard">whatis: search the whatis database for complete words.</text:p>
      <text:p text:style-name="P8">User@local ~ $ whatis htop </text:p>
      <text:p text:style-name="P8">htop <text:s text:c="16"/>(1) <text:s/>- interactive process view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uxi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Luxi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xi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xi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xi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MP4" style:family="paragraph" style:parent-style-name="Head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Daniel Noyes</text:p>
          <text:p text:style-name="MP1"/>
          <text:p text:style-name="MP2">ECE 257 Homework set #1</text:p>
          <text:p text:style-name="MP3"/>
          <text:p text:style-name="MP4">Page: <text:page-number text:select-page="current">3</text:page-number>/<text:page-count>3</text:page-count></text:p>
          <text:p text:style-name="MP4"/>
        </text:sectio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uiji </meta:initial-creator>
    <meta:creation-date>2012-09-09T14:50:18</meta:creation-date>
    <dc:date>2012-09-11T20:17:05</dc:date>
    <dc:creator>Reiuiji </dc:creator>
    <meta:editing-duration>PT48M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3" meta:paragraph-count="84" meta:word-count="431" meta:character-count="2961" meta:non-whitespace-character-count="2400"/>
  </office:meta>
</office:document-meta>
</file>